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.3551in" svg:height="3.2in" svg:x="4.0433in" svg:y="0.8469in">
            <draw:object draw:notify-on-update-of-ranges="Sheet1.A2:Sheet1.A7 Sheet1.B2:Sheet1.B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etwork Size</text:p>
          </table:table-cell>
          <table:table-cell office:value-type="string" calcext:value-type="string">
            <text:p>Average number of rounds for the gradient to converge (for nodes that have converged at least once)</text:p>
          </table:table-cell>
          <table:table-cell office:value-type="string" calcext:value-type="string">
            <text:p>Number of nodes for whom the gradient has never converged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875" calcext:value-type="float">
            <text:p>6.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.3125" calcext:value-type="float">
            <text:p>9.3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.968253968254" calcext:value-type="float">
            <text:p>11.968253968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.2125984251969" calcext:value-type="float">
            <text:p>13.212598425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.836" calcext:value-type="float">
            <text:p>15.8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Max number of rounds for gradient to cv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5% writ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 Time 200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olte donnee a la fin des 200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ossip rounds : 2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 shuffle period</text:p>
          </table:table-cell>
          <table:table-cell table:number-columns-repeated="5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itle</text:p>
          </table:table-cell>
          <table:table-cell office:value-type="string" calcext:value-type="string">
            <text:p>Average Maximum Time for the overlay protocol to conver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15:32:31.1468688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5:08:57.252087798</meta:creation-date>
    <meta:generator>LibreOffice/4.2.8.2$Linux_X86_64 LibreOffice_project/420m0$Build-2</meta:generator>
    <dc:date>2016-06-01T15:36:56.330929858</dc:date>
    <meta:editing-duration>PT9M46S</meta:editing-duration>
    <meta:editing-cycles>7</meta:editing-cycles>
    <meta:document-statistic meta:table-count="1" meta:cell-count="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603cm" svg:height="8.129cm" xlink:href=".." xlink:type="simple" chart:class="chart:scatter" chart:style-name="ch1">
        <chart:plot-area chart:style-name="ch2" table:cell-range-address="Sheet1.A2:Sheet1.B7" svg:x="1.283cm" svg:y="0.162cm" svg:width="12.048cm" svg:height="6.824cm">
          <chartooo:coordinate-region svg:x="1.904cm" svg:y="0.361cm" svg:width="11.147cm" svg:height="5.978cm"/>
          <chart:axis chart:dimension="x" chart:name="primary-x" chart:style-name="ch3">
            <chart:title svg:x="5.98cm" svg:y="7.148cm" chart:style-name="ch4">
              <text:p>Number of Nodes</text:p>
            </chart:title>
          </chart:axis>
          <chart:axis chart:dimension="y" chart:name="primary-y" chart:style-name="ch3">
            <chart:title svg:x="0.451cm" svg:y="5.907cm" chart:style-name="ch5">
              <text:p>Time (number of gossip rounds)</text:p>
            </chart:title>
            <chart:grid chart:style-name="ch6" chart:class="major"/>
          </chart:axis>
          <chart:series chart:style-name="ch7" chart:values-cell-range-address="Sheet1.B2:Sheet1.B7" chart:class="chart:scatter">
            <chart:domain table:cell-range-address="Sheet1.A2:Sheet1.A7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2:Sheet1.A7</svg:desc>
                </draw:g>
              </table:table-cell>
              <table:table-cell office:value-type="float" office:value="6.875">
                <text:p>6.875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9.3125">
                <text:p>9.3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11.968253968254">
                <text:p>11.9682539682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13.2125984251969">
                <text:p>13.21259842519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15.836">
                <text:p>15.8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